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c3dd" officeooo:paragraph-rsid="0010c3dd"/>
    </style:style>
    <style:style style:name="P2" style:family="paragraph" style:parent-style-name="Standard">
      <style:text-properties officeooo:rsid="0010c3dd" officeooo:paragraph-rsid="00114b6a"/>
    </style:style>
    <style:style style:name="P3" style:family="paragraph" style:parent-style-name="Standard">
      <style:text-properties officeooo:rsid="00114b6a" officeooo:paragraph-rsid="00114b6a"/>
    </style:style>
    <style:style style:name="T1" style:family="text">
      <style:text-properties officeooo:rsid="00114b6a"/>
    </style:style>
    <style:style style:name="T2" style:family="text">
      <style:text-properties officeooo:rsid="0011d616"/>
    </style:style>
    <style:style style:name="T3" style:family="text">
      <style:text-properties officeooo:rsid="00150439"/>
    </style:style>
    <style:style style:name="T4" style:family="text">
      <style:text-properties officeooo:rsid="0015fc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a boa tarde, posso <text:span text:style-name="T2">t</text:span>e ajudar em algo senhor.</text:p>
      <text:p text:style-name="P1"/>
      <text:p text:style-name="P1">Na verdade pode , mas estou constrangido <text:span text:style-name="T4">em </text:span>falar sobre <text:span text:style-name="T4">a situacao</text:span>.</text:p>
      <text:p text:style-name="P1"/>
      <text:p text:style-name="P1">Certo <text:span text:style-name="T2">viajante </text:span>, nao se preocupe , estamos sozinhos aqui , <text:s/><text:span text:style-name="T2">nao</text:span> falarei na<text:span text:style-name="T2">da</text:span> sobre <text:span text:style-name="T2">o que conversarmos , nao tenho esse constume</text:span>.</text:p>
      <text:p text:style-name="P1"/>
      <text:p text:style-name="P1">Ok, muito obrigado <text:span text:style-name="T2">pelo sigilo</text:span>.</text:p>
      <text:p text:style-name="P1"/>
      <text:p text:style-name="P1">Entao, estou de passagem pela <text:span text:style-name="T3">vila</text:span> , <text:span text:style-name="T3">e </text:span>estou <text:span text:style-name="T2">sem dinheiro , gastei tudo no caminha ate VilaVerde. Posso te pagar outro dia ? Quem sabe amanha ?</text:span></text:p>
      <text:p text:style-name="P1"/>
      <text:p text:style-name="P1">Nossa que chato, porem nao vou poder ajudar , nao vendemos fiado aqui na quitanda, existem muitos <text:span text:style-name="T2">picaretas e bandidos nessa regiao</text:span>.</text:p>
      <text:p text:style-name="P1"/>
      <text:p text:style-name="P2">Entendo senhorita , porem posso lhe assegurar que n<text:span text:style-name="T1">a</text:span>o<text:span text:style-name="T1"> me enquadro nesse perfil.</text:span></text:p>
      <text:p text:style-name="P2"/>
      <text:p text:style-name="P3">Tudo bem eu acredito em você , porem mesmo assim nao posso te ajudar, <text:span text:style-name="T2">caso voce tenha algum aproduto de valor , <text:s/>a</text:span>ceitamos na troca. Voce teria algum para negociar ?</text:p>
      <text:p text:style-name="P3"/>
      <text:p text:style-name="P3"><text:span text:style-name="T2">Eita t</text:span>ambem nao tenho. <text:span text:style-name="T2">Mas t</text:span>udo bem fica para a próxima <text:span text:style-name="T2">entao</text:span>.</text:p>
      <text:p text:style-name="P3"/>
      <text:p text:style-name="P3">Qual e o seu nome mesmo ?</text:p>
      <text:p text:style-name="P3"/>
      <text:p text:style-name="P3">Me chamo Juliana.</text:p>
      <text:p text:style-name="P3"/>
      <text:p text:style-name="P3">Ok, Juliana obrigado pela atencao, desculpe transtorno. <text:s/></text:p>
      <text:p text:style-name="P1"><text:s/>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18:23:36.784000000</meta:creation-date>
    <dc:date>2019-05-03T19:12:18.849000000</dc:date>
    <meta:editing-duration>PT25M13S</meta:editing-duration>
    <meta:editing-cycles>6</meta:editing-cycles>
    <meta:generator>LibreOffice/6.1.5.2$Windows_X86_64 LibreOffice_project/90f8dcf33c87b3705e78202e3df5142b201bd805</meta:generator>
    <meta:document-statistic meta:table-count="0" meta:image-count="0" meta:object-count="0" meta:page-count="1" meta:paragraph-count="13" meta:word-count="172" meta:character-count="953" meta:non-whitespace-character-count="788"/>
  </office:meta>
</office:document-meta>
</file>